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a122" officeooo:paragraph-rsid="000ba122"/>
    </style:style>
    <style:style style:name="P2" style:family="paragraph" style:parent-style-name="Standard">
      <style:text-properties officeooo:paragraph-rsid="000d4181"/>
    </style:style>
    <style:style style:name="T1" style:family="text">
      <style:text-properties officeooo:rsid="000d4181"/>
    </style:style>
    <style:style style:name="T2" style:family="text">
      <style:text-properties officeooo:rsid="000e83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</text:p>
      <text:p text:style-name="P1">Penalty based parallellization of optimal control with PDE constraints</text:p>
      <text:p text:style-name="P1"/>
      <text:p text:style-name="P1"/>
      <text:p text:style-name="P1">Description:</text:p>
      <text:p text:style-name="P2"><text:span text:style-name="T1">Lets say that you want to minimize a functional of a solution of partial differential equation with respect to some input parameter. This problem arises in many application, for example: A</text:span>djoint design optimisation, sensitivity analysis <text:span text:style-name="T2">and</text:span> variational data assimil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Thune</meta:initial-creator>
    <meta:creation-date>2016-04-28T14:28:56.263909734</meta:creation-date>
    <dc:date>2016-04-28T15:19:49.711766775</dc:date>
    <dc:creator>Andreas Thune</dc:creator>
    <meta:editing-duration>PT20M32S</meta:editing-duration>
    <meta:editing-cycles>1</meta:editing-cycles>
    <meta:document-statistic meta:table-count="0" meta:image-count="0" meta:object-count="0" meta:page-count="1" meta:paragraph-count="4" meta:word-count="50" meta:character-count="360" meta:non-whitespace-character-count="313"/>
    <meta:generator>LibreOffice/4.3.7.2$Linux_X86_64 LibreOffice_project/430$Build-2</meta:generator>
  </office:meta>
</office:document-meta>
</file>